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Calibri-BoldItalic" svg:font-family="Calibri-BoldItalic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alibri-BoldItalic1" svg:font-family="Calibri-BoldItalic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Vrinda" svg:font-family="Vrinda" style:font-family-generic="system" style:font-pitch="variable"/>
  </office:font-face-decls>
  <office:automatic-styles>
    <style:style style:name="Table1" style:family="table">
      <style:table-properties style:width="7.5229in" fo:margin-left="0in" fo:margin-top="0in" fo:margin-bottom="0in" table:align="left" style:writing-mode="lr-tb"/>
    </style:style>
    <style:style style:name="Table1.A" style:family="table-column">
      <style:table-column-properties style:column-width="3.3493in"/>
    </style:style>
    <style:style style:name="Table1.B" style:family="table-column">
      <style:table-column-properties style:column-width="1.1785in"/>
    </style:style>
    <style:style style:name="Table1.C" style:family="table-column">
      <style:table-column-properties style:column-width="1.1063in"/>
    </style:style>
    <style:style style:name="Table1.D" style:family="table-column">
      <style:table-column-properties style:column-width="0.7438in"/>
    </style:style>
    <style:style style:name="Table1.E" style:family="table-column">
      <style:table-column-properties style:column-width="1.1451in"/>
    </style:style>
    <style:style style:name="Table1.1" style:family="table-row">
      <style:table-row-properties style:min-row-height="0.1924in" fo:keep-together="auto"/>
    </style:style>
    <style:style style:name="Table1.A1" style:family="table-cell">
      <style:table-cell-properties fo:padding-left="0.075in" fo:padding-right="0.075in" fo:padding-top="0in" fo:padding-bottom="0in" fo:border="0.5pt solid #00000a"/>
    </style:style>
    <style:style style:name="Table1.2" style:family="table-row">
      <style:table-row-properties style:min-row-height="0.375in" fo:keep-together="auto"/>
    </style:style>
    <style:style style:name="Table1.4" style:family="table-row">
      <style:table-row-properties style:min-row-height="0.3993in" fo:keep-together="auto"/>
    </style:style>
    <style:style style:name="Table1.5" style:family="table-row">
      <style:table-row-properties style:min-row-height="0.4306in" fo:keep-together="auto"/>
    </style:style>
    <style:style style:name="Table1.6" style:family="table-row">
      <style:table-row-properties style:min-row-height="0.3681in" fo:keep-together="auto"/>
    </style:style>
    <style:style style:name="Table2" style:family="table">
      <style:table-properties style:width="7.4931in" fo:margin-left="-0.0785in" fo:margin-top="0in" fo:margin-bottom="0in" table:align="left" style:writing-mode="lr-tb"/>
    </style:style>
    <style:style style:name="Table2.A" style:family="table-column">
      <style:table-column-properties style:column-width="0.3715in"/>
    </style:style>
    <style:style style:name="Table2.B" style:family="table-column">
      <style:table-column-properties style:column-width="6.6875in"/>
    </style:style>
    <style:style style:name="Table2.C" style:family="table-column">
      <style:table-column-properties style:column-width="0.434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85in" fo:padding-right="0.075in" fo:padding-top="0in" fo:padding-bottom="0in" fo:border="0.5pt solid #00000a"/>
    </style:style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>
      <style:paragraph-properties fo:margin-top="0in" fo:margin-bottom="0in" loext:contextual-spacing="false" fo:text-align="center" style:justify-single-word="false"/>
    </style:style>
    <style:style style:name="P3" style:family="paragraph" style:parent-style-name="Standard">
      <style:paragraph-properties fo:margin-top="0in" fo:margin-bottom="0in" loext:contextual-spacing="false" fo:line-height="100%"/>
    </style:style>
    <style:style style:name="P4" style:family="paragraph" style:parent-style-name="Standard">
      <style:paragraph-properties fo:margin-top="0in" fo:margin-bottom="0in" loext:contextual-spacing="false" fo:line-height="100%" fo:text-align="center" style:justify-single-word="false"/>
    </style:style>
    <style:style style:name="P5" style:family="paragraph" style:parent-style-name="Standard">
      <style:paragraph-properties fo:margin-top="0in" fo:margin-bottom="0in" loext:contextual-spacing="false" fo:line-height="100%"/>
      <style:text-properties officeooo:rsid="001ab8ed" officeooo:paragraph-rsid="001ab8ed"/>
    </style:style>
    <style:style style:name="P6" style:family="paragraph" style:parent-style-name="Standard">
      <style:paragraph-properties fo:margin-top="0in" fo:margin-bottom="0in" loext:contextual-spacing="false" fo:line-height="100%"/>
      <style:text-properties officeooo:rsid="001b6d45" officeooo:paragraph-rsid="001b6d45"/>
    </style:style>
    <style:style style:name="P7" style:family="paragraph" style:parent-style-name="Standard">
      <style:paragraph-properties fo:margin-top="0in" fo:margin-bottom="0in" loext:contextual-spacing="false" fo:line-height="100%"/>
      <style:text-properties officeooo:rsid="001e8e9f" officeooo:paragraph-rsid="001e8e9f"/>
    </style:style>
    <style:style style:name="P8" style:family="paragraph" style:parent-style-name="Standard">
      <style:paragraph-properties fo:margin-top="0in" fo:margin-bottom="0in" loext:contextual-spacing="false" fo:line-height="100%"/>
      <style:text-properties officeooo:rsid="001ffdef" officeooo:paragraph-rsid="001ffdef"/>
    </style:style>
    <style:style style:name="P9" style:family="paragraph" style:parent-style-name="Standard" style:master-page-name="Standard">
      <style:paragraph-properties fo:margin-top="0in" fo:margin-bottom="0in" loext:contextual-spacing="false" fo:text-align="center" style:justify-single-word="false" style:page-number="auto"/>
    </style:style>
    <style:style style:name="T1" style:family="text">
      <style:text-properties style:font-name="Calibri-BoldItalic" fo:font-style="italic" fo:font-weight="bold" style:font-style-asian="italic" style:font-weight-asian="bold" style:font-name-complex="Calibri-BoldItalic1" style:font-style-complex="italic" style:font-weight-complex="bold"/>
    </style:style>
    <style:style style:name="T2" style:family="text">
      <style:text-properties officeooo:rsid="001ab8ed"/>
    </style:style>
    <style:style style:name="T3" style:family="text">
      <style:text-properties officeooo:rsid="001ae675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American International University-Bangladesh</text:p>
      <text:p text:style-name="P2">Operating Systems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table:number-columns-spanned="5" office:value-type="string">
            <text:p text:style-name="P3">OBE Evaluation for CO3</text:p>
          </table:table-cell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1" table:number-columns-spanned="5" office:value-type="string">
            <text:p text:style-name="P3"><text:span text:style-name="T1">Apply various shell commands and system calls to implement Shell Scripts</text:span><text:bookmark text:name="_GoBack"/><text:span text:style-name="T1"> for various fundamental task automation.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5" office:value-type="string">
            <text:p text:style-name="P3"><text:s text:c="92"/>Evaluation Rubric</text:p>
          </table:table-cell>
          <table:covered-table-cell/>
          <table:covered-table-cell/>
          <table:covered-table-cell/>
          <table:covered-table-cell/>
        </table:table-row>
        <table:table-row table:style-name="Table1.4">
          <table:table-cell table:style-name="Table1.A1" office:value-type="string">
            <text:p text:style-name="P3">Student ID: <text:span text:style-name="T2">17-34256-1</text:span></text:p>
          </table:table-cell>
          <table:table-cell table:style-name="Table1.A1" table:number-rows-spanned="2" office:value-type="string">
            <text:p text:style-name="P4">Problem Solution</text:p>
            <text:p text:style-name="P4">(5)</text:p>
          </table:table-cell>
          <table:table-cell table:style-name="Table1.A1" table:number-rows-spanned="2" office:value-type="string">
            <text:p text:style-name="P4">Correctness</text:p>
            <text:p text:style-name="P4">(5)</text:p>
          </table:table-cell>
          <table:table-cell table:style-name="Table1.A1" table:number-rows-spanned="2" office:value-type="string">
            <text:p text:style-name="P4">Efficiency</text:p>
            <text:p text:style-name="P4">(5)</text:p>
          </table:table-cell>
          <table:table-cell table:style-name="Table1.A1" table:number-rows-spanned="2" office:value-type="string">
            <text:p text:style-name="P4">Total Obtained</text:p>
            <text:p text:style-name="P4">Marks (15)</text:p>
            <text:p text:style-name="P4"/>
          </table:table-cell>
        </table:table-row>
        <table:table-row table:style-name="Table1.5">
          <table:table-cell table:style-name="Table1.A1" office:value-type="string">
            <text:p text:style-name="P3">Name: <text:span text:style-name="T3">Anjum, Md. Tawheed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.6">
          <table:table-cell table:style-name="Table1.A1" office:value-type="string">
            <text:p text:style-name="P3">Section: <text:span text:style-name="T3">I</text:span>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</table:table>
      <text:p text:style-name="P2">Fall 2019-20</text:p>
      <text:p text:style-name="P2">OBE Evaluation</text:p>
      <text:p text:style-name="P2"/>
      <text:p text:style-name="P1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3">1.</text:p>
          </table:table-cell>
          <table:table-cell table:style-name="Table2.A1" office:value-type="string">
            <text:p text:style-name="P3">Write a shell script that will take input of 2 numbers and performs arithmetic operation using function. The operation should also be input by the user.</text:p>
            <text:p text:style-name="P3"/>
            <text:p text:style-name="P3"/>
            <text:p text:style-name="P6">echo Enter the a value </text:p>
            <text:p text:style-name="P6">read a </text:p>
            <text:p text:style-name="P6">echo <text:s/>Enter the b value </text:p>
            <text:p text:style-name="P6">read b </text:p>
            <text:p text:style-name="P6">echo 1.Addition </text:p>
            <text:p text:style-name="P6">echo 2.Subtraction </text:p>
            <text:p text:style-name="P6">echo 3.Multiplication </text:p>
            <text:p text:style-name="P6">echo 4.Division </text:p>
            <text:p text:style-name="P6">echo Enter your choice </text:p>
            <text:p text:style-name="P6">read choice </text:p>
            <text:p text:style-name="P6">case $choice in </text:p>
            <text:p text:style-name="P6"><text:s text:c="8"/>1)echo Addition <text:s text:c="6"/>: $(expr $a + $b);; </text:p>
            <text:p text:style-name="P6"><text:s text:c="8"/>2)echo Suubtraction <text:s text:c="2"/>: $(expr $a - $b);; </text:p>
            <text:p text:style-name="P6"><text:s text:c="8"/>3)echo Multiplication : $(expr $a \* $b);; </text:p>
            <text:p text:style-name="P6"><text:s text:c="8"/>4)echo Division <text:s text:c="6"/>: $(expr $a / $b);; </text:p>
            <text:p text:style-name="P6"><text:s text:c="8"/>*)echo This is not a choice </text:p>
            <text:p text:style-name="P6">esac </text:p>
            <text:p text:style-name="P6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><text:soft-page-break/></text:p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</table:table-cell>
          <table:table-cell table:style-name="Table2.A1" office:value-type="string">
            <text:p text:style-name="P3">5</text:p>
          </table:table-cell>
        </table:table-row>
        <table:table-row table:style-name="Table2.1">
          <table:table-cell table:style-name="Table2.A1" office:value-type="string">
            <text:p text:style-name="P3">2. </text:p>
          </table:table-cell>
          <table:table-cell table:style-name="Table2.A1" office:value-type="string">
            <text:p text:style-name="P3">Write a shell script to find out the length of an input string and output the string and length in a file.</text:p>
            <text:p text:style-name="P3"/>
            <text:p text:style-name="P3"/>
            <text:p text:style-name="P7">echo "Enter string "</text:p>
            <text:p text:style-name="P7">read str</text:p>
            <text:p text:style-name="P7">len=`echo $str | wc -c`</text:p>
            <text:p text:style-name="P7">len=$(($len - 1))</text:p>
            <text:p text:style-name="P7">echo "Length of string is " $len</text:p>
            <text:p text:style-name="P7">echo $len &gt; output</text:p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><text:soft-page-break/></text:p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</table:table-cell>
          <table:table-cell table:style-name="Table2.A1" office:value-type="string">
            <text:p text:style-name="P3">5</text:p>
          </table:table-cell>
        </table:table-row>
        <table:table-row table:style-name="Table2.1">
          <table:table-cell table:style-name="Table2.A1" office:value-type="string">
            <text:p text:style-name="P3">3.</text:p>
          </table:table-cell>
          <table:table-cell table:style-name="Table2.A1" office:value-type="string">
            <text:p text:style-name="P3">Write a shell script to find out the sum of series 1+2+3+………….n, where n is input by the user.</text:p>
            <text:p text:style-name="P3"/>
            <text:p text:style-name="P8">echo "enter value of series(a)"</text:p>
            <text:p text:style-name="P8">read a</text:p>
            <text:p text:style-name="P8">i=1</text:p>
            <text:p text:style-name="P8">sum=0</text:p>
            <text:p text:style-name="P8">while test $i -le $n</text:p>
            <text:p text:style-name="P8">do</text:p>
            <text:p text:style-name="P8">sum=$(($sum + $i))</text:p>
            <text:p text:style-name="P8">i=$(($i + 1))</text:p>
            <text:p text:style-name="P8">done</text:p>
            <text:p text:style-name="P8">echo Sum of series is $sum</text:p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><text:soft-page-break/></text:p>
            <text:p text:style-name="P3"/>
            <text:p text:style-name="P3"/>
            <text:p text:style-name="P3"/>
            <text:p text:style-name="P3"/>
            <text:p text:style-name="P3"/>
          </table:table-cell>
          <table:table-cell table:style-name="Table2.A1" office:value-type="string">
            <text:p text:style-name="P3">5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Calibri-BoldItalic" svg:font-family="Calibri-BoldItalic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alibri-BoldItalic1" svg:font-family="Calibri-BoldItalic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Vrinda" svg:font-family="Vrind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Vrind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Vrind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Default_20_Paragraph_20_Font" style:display-name="Default Paragraph Font" style:family="tex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anvir Ahmed</meta:initial-creator>
    <meta:editing-cycles>15</meta:editing-cycles>
    <meta:creation-date>2019-12-01T01:51:00</meta:creation-date>
    <dc:date>2019-12-10T12:31:59.799375956</dc:date>
    <meta:editing-duration>PT2H10M5S</meta:editing-duration>
    <meta:generator>LibreOffice/5.1.6.2$Linux_X86_64 LibreOffice_project/10m0$Build-2</meta:generator>
    <meta:document-statistic meta:table-count="2" meta:image-count="0" meta:object-count="0" meta:page-count="4" meta:paragraph-count="60" meta:word-count="243" meta:character-count="1492" meta:non-whitespace-character-count="1144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